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color="#1F497D"/>
    </style:style>
    <style:style style:name="T3" style:parent-style-name="DefaultParagraphFont" style:family="text">
      <style:text-properties fo:font-weight="normal" style:font-weight-asian="normal" style:font-weight-complex="normal" fo:font-style="normal" style:font-style-asian="normal" style:font-style-complex="normal" fo:color="#0066CC"/>
    </style:style>
    <style:style style:name="T4" style:parent-style-name="DefaultParagraphFont" style:family="text">
      <style:text-properties fo:color="#1F497D"/>
    </style:style>
    <style:style style:name="T5" style:parent-style-name="DefaultParagraphFont" style:family="text">
      <style:text-properties fo:font-weight="normal" style:font-weight-asian="normal" style:font-weight-complex="normal" fo:font-style="normal" style:font-style-asian="normal" style:font-style-complex="normal" fo:color="#0066CC"/>
    </style:style>
    <style:style style:name="T6" style:parent-style-name="DefaultParagraphFont" style:family="text">
      <style:text-properties fo:color="#1F497D"/>
    </style:style>
    <style:style style:name="P7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8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0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1" style:parent-style-name="ListParagraph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2" style:parent-style-name="ListParagraph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3" style:parent-style-name="ListParagraph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14" style:parent-style-name="DefaultParagraphFont" style:family="text">
      <style:text-properties fo:color="#1F497D"/>
    </style:style>
    <style:style style:name="P15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6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7" style:parent-style-name="ListParagraph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8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19" style:parent-style-name="ListParagraph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20" style:parent-style-name="DefaultParagraphFont" style:family="text">
      <style:text-properties fo:color="#1F497D"/>
    </style:style>
    <style:style style:name="T21" style:parent-style-name="DefaultParagraphFont" style:family="text">
      <style:text-properties fo:color="#0066CC"/>
    </style:style>
    <style:style style:name="T22" style:parent-style-name="DefaultParagraphFont" style:family="text">
      <style:text-properties fo:color="#1F497D"/>
    </style:style>
    <style:style style:name="T23" style:parent-style-name="DefaultParagraphFont" style:family="text">
      <style:text-properties fo:color="#0066CC"/>
    </style:style>
    <style:style style:name="P24" style:parent-style-name="Normal" style:family="paragraph">
      <style:paragraph-properties fo:keep-with-next="always" fo:widows="2" fo:orphans="2" fo:margin-top="0.1666in" fo:margin-bottom="0.0833in" fo:line-height="106%"/>
    </style:style>
    <style:style style:name="T25" style:parent-style-name="DefaultParagraphFont" style:family="text">
      <style:text-properties style:font-name="Arial" style:font-name-asian="Microsoft YaHei" fo:font-weight="bold" style:font-weight-asian="bold" style:font-weight-complex="bold" fo:font-style="italic" style:font-style-asian="italic" style:font-style-complex="italic" fo:color="#0066CC" style:language-asian="en" style:country-asian="US" style:language-complex="ar" style:country-complex="SA"/>
    </style:style>
    <style:style style:name="T26" style:parent-style-name="DefaultParagraphFont" style:family="text">
      <style:text-properties style:font-name="Arial" style:font-name-asian="Microsoft YaHei" fo:font-weight="bold" style:font-weight-asian="bold" style:font-weight-complex="bold" fo:font-style="italic" style:font-style-asian="italic" style:font-style-complex="italic" fo:color="#0066CC" style:language-asian="en" style:country-asian="US" style:language-complex="ar" style:country-complex="SA"/>
    </style:style>
    <style:style style:name="P27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28" style:parent-style-name="Heading3" style:family="paragraph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P29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30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T31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P32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33" style:parent-style-name="Normal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34" style:parent-style-name="Heading3" style:family="paragraph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P35" style:parent-style-name="Normal" style:family="paragraph">
      <style:paragraph-properties fo:widows="2" fo:orphans="2" fo:margin-bottom="0.0833in" fo:line-height="106%"/>
    </style:style>
    <style:style style:name="T36" style:parent-style-name="DefaultParagraphFont" style:family="text"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37" style:parent-style-name="DefaultParagraphFont" style:family="text"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38" style:parent-style-name="DefaultParagraphFont" style:family="text">
      <style:text-properties style:font-name="Calibri" style:font-name-complex="F" fo:font-weight="bold" style:font-weight-asian="bold" fo:font-size="11pt" style:font-size-asian="11pt" style:font-size-complex="11pt" style:language-asian="en" style:country-asian="US" style:language-complex="ar" style:country-complex="SA"/>
    </style:style>
    <style:style style:name="T39" style:parent-style-name="DefaultParagraphFont" style:family="text"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40" style:parent-style-name="DefaultParagraphFont" style:family="text"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T41" style:parent-style-name="DefaultParagraphFont" style:family="text"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42" style:parent-style-name="Textbody" style:family="paragraph">
      <style:paragraph-properties fo:margin-left="0.25in">
        <style:tab-stops/>
      </style:paragraph-properties>
    </style:style>
    <style:style style:name="T43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T44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P45" style:parent-style-name="Normal" style:family="paragraph">
      <style:paragraph-properties fo:widows="2" fo:orphans="2" fo:margin-bottom="0.0833in" fo:line-height="106%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46" style:parent-style-name="Normal" style:family="paragraph">
      <style:paragraph-properties fo:widows="2" fo:orphans="2"/>
    </style:style>
    <style:style style:name="T47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T48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T49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T50" style:parent-style-name="DefaultParagraphFont" style:family="text">
      <style:text-properties fo:font-style="italic" style:font-style-asian="italic" style:font-style-complex="italic" fo:color="#0066CC" fo:font-size="12pt" style:font-size-asian="12pt" style:font-size-complex="12pt" style:language-asian="en" style:country-asian="US" style:language-complex="ar" style:country-complex="SA"/>
    </style:style>
    <style:style style:name="P51" style:parent-style-name="Normal" style:family="paragraph">
      <style:paragraph-properties fo:widows="2" fo:orphans="2" fo:margin-bottom="0.0833in" fo:line-height="106%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  <style:style style:name="P52" style:parent-style-name="Normal" style:family="paragraph">
      <style:paragraph-properties fo:widows="2" fo:orphans="2" fo:margin-bottom="0.0833in" fo:line-height="106%"/>
      <style:text-properties style:font-name="Calibri" style:font-name-complex="F" fo:font-size="11pt" style:font-size-asian="11pt" style:font-size-complex="11pt" style:language-asian="en" style:country-asian="US" style:language-complex="ar" style:country-complex="SA"/>
    </style:style>
  </office:automatic-styles>
  <office:body>
    <office:text text:use-soft-page-breaks="true">
      <text:h text:style-name="P1" text:outline-level="1">Doc Plan: SVCID-617: Simple Concept Editor</text:h>
      <text:p text:style-name="Textbody"/>
      <text:h text:style-name="Heading2" text:outline-level="2"><text:span text:style-name="T2">Simple</text:span><text:span text:style-name="T3"><text:s/></text:span><text:span text:style-name="T4">Concept</text:span><text:span text:style-name="T5"><text:s/></text:span><text:span text:style-name="T6">Editor</text:span></text:h>
      <text:p text:style-name="P7"/>
      <text:p text:style-name="P8">A Knowledge Manager can add concepts and synonyms to the customer-help dictionary<text:s/>so that the<text:s/>search<text:s/>engine can<text:s/>analyze user search requests<text:s/>with the knowledge base content to display comprehensive search results.</text:p>
      <text:p text:style-name="P9"/>
      <text:p text:style-name="P10">Using this<text:s/>feature, knowledge managers can perform the following tasks:</text:p>
      <text:list text:style-name="LFO3" text:continue-numbering="true">
        <text:list-item>
          <text:p text:style-name="P11">Search for concepts</text:p>
        </text:list-item>
        <text:list-item>
          <text:p text:style-name="P12">Edit the<text:s/>concepts</text:p>
        </text:list-item>
        <text:list-item>
          <text:p text:style-name="P13">Create, update,<text:s/>and<text:s/>delete synonyms of the concepts</text:p>
        </text:list-item>
      </text:list>
      <text:p text:style-name="Textbody"/>
      <text:h text:style-name="Heading2" text:outline-level="2"><text:span text:style-name="T14">Roles and Users</text:span></text:h>
      <text:p text:style-name="P15">Lists the users and roles that will have access to this feature and any required privileges.</text:p>
      <text:p text:style-name="P16"/>
      <text:list text:style-name="LFO4" text:continue-numbering="true">
        <text:list-item>
          <text:p text:style-name="P17">Only users<text:s/>with Knowledge Manager role can access this feature.<text:s/></text:p>
        </text:list-item>
      </text:list>
      <text:p text:style-name="P18"/>
      <text:list text:style-name="LFO4" text:continue-numbering="true">
        <text:list-item>
          <text:p text:style-name="P19">Knowledge managers must have the Fusion Functional privilege to “Knowledge setup and maintenance” and the Knowledge Privilege “Manage Search Dictionary”</text:p>
        </text:list-item>
      </text:list>
      <text:p text:style-name="Textbody"/>
      <text:h text:style-name="Heading2" text:outline-level="2"><text:span text:style-name="T20">Feature</text:span><text:span text:style-name="T21"><text:s/></text:span><text:span text:style-name="T22">Descriptions</text:span><text:span text:style-name="T23">:</text:span></text:h>
      <text:p text:style-name="P24"><text:span text:style-name="T25">About</text:span><text:s/><text:span text:style-name="T26">Simple Concept Editor (Concept)</text:span></text:p>
      <text:p text:style-name="P27">This topic introduces the feature.<text:s/></text:p>
      <text:h text:style-name="P28" text:outline-level="3">About Concepts and<text:s/>Synonyms</text:h>
      <text:p text:style-name="P29">This topic explains what a concept and a synonym is.<text:s/>It contains information about user-defined and product concepts. <text:s/></text:p>
      <text:h text:style-name="Heading3" text:outline-level="3"><text:span text:style-name="T30">Listing</text:span><text:span text:style-name="T31"><text:s/>Concepts (Procedure)</text:span><text:s/></text:h>
      <text:p text:style-name="P32">A knowledge manager<text:s/>can<text:s/>list<text:s/>all the<text:s/>user-defined concepts. This<text:s/>list does not include<text:s/>product concepts.<text:s/></text:p>
      <text:p text:style-name="Textbody"/>
      <text:p text:style-name="P33">You can access the<text:s/>Manage Search Dictionary<text:s/>page as follows: select Setup and Maintenance from the navigator, select Service from the Setup drop-down list, select Knowledge Management from the functional areas list, and select Manage<text:s/>Search Dictionary.</text:p>
      <text:p text:style-name="Textbody"/>
      <text:p text:style-name="Textbody"/>
      <text:soft-page-break/>
      <text:h text:style-name="P34" text:outline-level="3">Finding Product Concepts</text:h>
      <text:p text:style-name="P35"><text:span text:style-name="T36">A Knowledge manager</text:span><text:span text:style-name="T37"><text:s/>can use the<text:s/></text:span><text:span text:style-name="T38">Find</text:span><text:span text:style-name="T39"><text:s/>feature to locate product concepts. The search results display<text:s/></text:span><text:span text:style-name="T40">both<text:s/></text:span><text:span text:style-name="T41">enabled and disabled concepts in your active languages and domains. <text:s/></text:span></text:p>
      <text:p text:style-name="P42"/>
      <text:h text:style-name="Heading3" text:outline-level="3"><text:span text:style-name="T43">Managing</text:span><text:s/><text:span text:style-name="T44">Concepts</text:span></text:h>
      <text:p text:style-name="P45">A knowledge manager can update<text:s/>concept description<text:s/>and enable or disable a concept.<text:s/></text:p>
      <text:p text:style-name="P46"/>
      <text:h text:style-name="Heading3" text:outline-level="3"><text:span text:style-name="T47">Adding</text:span><text:s/><text:span text:style-name="T48">Concepts</text:span><text:s/><text:span text:style-name="T49">and</text:span><text:s/><text:span text:style-name="T50">Synonyms</text:span></text:h>
      <text:p text:style-name="P51">A knowledge manager<text:s/>can add concepts to the dictionary. You can also add, update, and delete synonyms for<text:s/>the existing concepts. <text:s/></text:p>
      <text:p text:style-name="P52">The concept description must not exceed 4000<text:s/>characters and the synonym name<text:s/>must not exceed 100 characters.</text:p>
      <text:p text:style-name="Textbody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widows="2" fo:orphans="2"/>
      <style:text-properties style:font-name="Calibri" style:font-name-complex="F" fo:font-size="11pt" style:font-size-asian="11pt" style:font-size-complex="11pt" style:language-asian="en" style:country-asian="US" style:language-complex="ar" style:country-complex="SA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6" style:display-name="WWNum6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ryl Tewes</meta:initial-creator>
    <dc:creator>Reshma Begum. Mohammed</dc:creator>
    <meta:creation-date>2018-02-13T05:51:00Z</meta:creation-date>
    <dc:date>2018-04-10T05:40:00Z</dc:date>
    <meta:template xlink:href="Normal.dotm" xlink:type="simple"/>
    <meta:editing-cycles>124</meta:editing-cycles>
    <meta:editing-duration>PT127260S</meta:editing-duration>
    <meta:document-statistic meta:page-count="2" meta:paragraph-count="3" meta:word-count="296" meta:character-count="1984" meta:row-count="14" meta:non-whitespace-character-count="1691"/>
  </office:meta>
</office:document-meta>
</file>